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bold" officeooo:rsid="0010240c" officeooo:paragraph-rsid="0010240c" style:font-weight-asian="bold" style:font-weight-complex="bold"/>
    </style:style>
    <style:style style:name="P2" style:family="paragraph" style:parent-style-name="Standard">
      <style:paragraph-properties fo:line-height="150%"/>
      <style:text-properties fo:font-weight="bold" officeooo:rsid="0010b05e" officeooo:paragraph-rsid="0010b05e" style:font-weight-asian="bold" style:font-weight-complex="bold"/>
    </style:style>
    <style:style style:name="P3" style:family="paragraph" style:parent-style-name="Standard">
      <style:paragraph-properties fo:line-height="150%"/>
      <style:text-properties fo:font-weight="bold" officeooo:rsid="00164ea1" officeooo:paragraph-rsid="00164ea1" style:font-weight-asian="bold" style:font-weight-complex="bold"/>
    </style:style>
    <style:style style:name="P4" style:family="paragraph" style:parent-style-name="Standard">
      <style:paragraph-properties fo:line-height="150%"/>
      <style:text-properties fo:font-weight="normal" officeooo:rsid="0011ecb5" officeooo:paragraph-rsid="0011ecb5" style:font-weight-asian="normal" style:font-weight-complex="normal"/>
    </style:style>
    <style:style style:name="P5" style:family="paragraph" style:parent-style-name="Standard">
      <style:paragraph-properties fo:line-height="150%"/>
      <style:text-properties fo:font-weight="normal" officeooo:rsid="00137d2c" officeooo:paragraph-rsid="00137d2c" style:font-weight-asian="normal" style:font-weight-complex="normal"/>
    </style:style>
    <style:style style:name="P6" style:family="paragraph" style:parent-style-name="Standard">
      <style:paragraph-properties fo:line-height="150%"/>
      <style:text-properties fo:font-weight="normal" officeooo:rsid="001655b4" officeooo:paragraph-rsid="001655b4" style:font-weight-asian="normal" style:font-weight-complex="normal"/>
    </style:style>
    <style:style style:name="P7" style:family="paragraph" style:parent-style-name="Standard">
      <style:paragraph-properties fo:line-height="150%"/>
      <style:text-properties fo:font-weight="normal" officeooo:rsid="001e8517" officeooo:paragraph-rsid="001e8517" style:font-weight-asian="normal" style:font-weight-complex="normal"/>
    </style:style>
    <style:style style:name="P8" style:family="paragraph" style:parent-style-name="Standard">
      <style:paragraph-properties fo:line-height="150%"/>
      <style:text-properties fo:font-weight="normal" officeooo:rsid="001655b4" officeooo:paragraph-rsid="001655b4" style:font-weight-asian="normal" style:font-weight-complex="normal"/>
    </style:style>
    <style:style style:name="P9" style:family="paragraph" style:parent-style-name="Standard">
      <style:paragraph-properties fo:line-height="150%"/>
      <style:text-properties fo:font-weight="normal" officeooo:rsid="0021dc8e" officeooo:paragraph-rsid="0021dc8e" style:font-weight-asian="normal" style:font-weight-complex="normal"/>
    </style:style>
    <style:style style:name="T1" style:family="text">
      <style:text-properties officeooo:rsid="0012a1d7"/>
    </style:style>
    <style:style style:name="T2" style:family="text">
      <style:text-properties officeooo:rsid="0012fd79"/>
    </style:style>
    <style:style style:name="T3" style:family="text">
      <style:text-properties officeooo:rsid="00137d2c"/>
    </style:style>
    <style:style style:name="T4" style:family="text">
      <style:text-properties officeooo:rsid="0013c489"/>
    </style:style>
    <style:style style:name="T5" style:family="text">
      <style:text-properties officeooo:rsid="0013fe1e"/>
    </style:style>
    <style:style style:name="T6" style:family="text">
      <style:text-properties officeooo:rsid="001795f9"/>
    </style:style>
    <style:style style:name="T7" style:family="text">
      <style:text-properties officeooo:rsid="00189a80"/>
    </style:style>
    <style:style style:name="T8" style:family="text">
      <style:text-properties officeooo:rsid="00200dbc"/>
    </style:style>
    <style:style style:name="T9" style:family="text">
      <style:text-properties officeooo:rsid="00220e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s &amp; Methods</text:p>
      <text:p text:style-name="P1"/>
      <text:p text:style-name="P3">Dataset of species and traits</text:p>
      <text:p text:style-name="P6">Prior study found that the binary trait of CCM presence or absence is largely conserved at the Family level (Stepien <text:span text:style-name="T6">et al. </text:span>201<text:span text:style-name="T6">6</text:span>). <text:span text:style-name="T7">Additionally, all families in Ochrophyta previously surveyed had CCMs (Stepien et al. 2016), indicating that this trait does not vary in Ochrophyta (why would we expect to see changes in Rhodophyta in response to atmosphere, but not in Ochrophyta??). What is Chlorophyta doing? </text:span></text:p>
      <text:p text:style-name="P6"/>
      <text:p text:style-name="P9">Prior cursory analysis of CCMs in the Rhodophyta w/o using a time calibrated tree found that the trait exhibited a (study results). However, this study was conducted on a subset of data (x species), for which both isotope and pH* data were available. Rhodphyta has a high degree of agreement between these two metrics (<text:span text:style-name="T9">put chances of false positive for Rhodophyta alone – maybe reanalyze the logistic regression plot with just reds, see how it looks, or add table w/ percent false positive and negative rates between isotopes and others – isotopes in only x% of paired data showed a false negative, never showed a false positive, etc.</text:span>), therefore we exclusively use isotope data in this analysis to expand the dataset to xx species. </text:p>
      <text:p text:style-name="P6"/>
      <text:p text:style-name="P7">Confounding factor would be Rhodophyta's breath of habitats..the fact that they are both intertidal and subtidal. We need to <text:span text:style-name="T8">map a second trait onto all these families, whether they are intertidal or subtidal..do families of red algae possess both intertidal and subtidal species? </text:span></text:p>
      <text:p text:style-name="P2"/>
      <text:p text:style-name="P2">Identifying time range where we would hypothesize gains or losses of CCMs</text:p>
      <text:p text:style-name="P4">We used baselin<text:span text:style-name="T2">e</text:span> data <text:span text:style-name="T3">for</text:span> historic CO2 and O2 atmospheric and oceanic concentrations to identify time points around which we would hypothesize gains or losses of this trait. <text:span text:style-name="T1">The phylogenetic tree was calibrated by H. Verbruggen, and hypotheses of time frames for predicted trait state changes were created by C. Stepien to avoid prior phylogenetically-informed time frames of CCM transitions from influencing environmental predictions. </text:span></text:p>
      <text:p text:style-name="P5">The Flordeophyceae Class is estimated to be (1 billion) years old (citation), though some studies place it much younger at 500 million years old (citation). <text:span text:style-name="T4">Historic CO2 and O2 concentration data in the atmosphere and oceans were mined for the past 1 billion years, and areas of large change were identified. </text:span></text:p>
      <text:p text:style-name="P5"/>
      <text:p text:style-name="P5"><text:soft-page-break/>**<text:span text:style-name="T5">What rule to use for identifying areas of large ch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rtney </meta:initial-creator>
    <meta:creation-date>2016-07-30T17:45:50.881113480</meta:creation-date>
    <dc:date>2016-09-26T01:06:50.831216095</dc:date>
    <dc:creator>Courtney </dc:creator>
    <meta:editing-duration>PT18M35S</meta:editing-duration>
    <meta:editing-cycles>27</meta:editing-cycles>
    <meta:generator>LibreOffice/4.2.8.2$Linux_x86 LibreOffice_project/420m0$Build-2</meta:generator>
    <meta:document-statistic meta:table-count="0" meta:image-count="0" meta:object-count="0" meta:page-count="2" meta:paragraph-count="9" meta:word-count="376" meta:character-count="2346" meta:non-whitespace-character-count="1972"/>
  </office:meta>
</office:document-meta>
</file>